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vg:font-family="Nimbus, Monaco, monospace"/>
    <style:font-face style:name="Roboto" svg:font-family="Roboto, Arial, sans-serif"/>
    <style:font-face style:name="Roboto1" svg:font-family="Roboto, sans-serif"/>
    <style:font-face style:name="apple-system" svg:font-family="apple-system, BlinkMacSystemFont, 'Segoe UI', Roboto, Oxygen, Ubuntu, 'Fira Sans', 'Droid Sans', 'Helvetica Neue',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language="uk" fo:country="UA" fo:font-weight="normal" officeooo:rsid="0001d5a0" officeooo:paragraph-rsid="0001d5a0" style:font-size-asian="12.25pt" style:font-weight-asian="normal" style:font-size-complex="14pt" style:font-weight-complex="normal"/>
    </style:style>
    <style:style style:name="P2" style:family="paragraph" style:parent-style-name="Standard">
      <style:text-properties style:font-name="Times New Roman" fo:font-size="14pt" fo:language="uk" fo:country="UA" fo:font-style="italic" fo:font-weight="normal" officeooo:rsid="0001d5a0" officeooo:paragraph-rsid="0001d5a0" style:font-size-asian="14pt" style:font-style-asian="italic" style:font-weight-asian="normal" style:font-size-complex="14pt" style:font-style-complex="italic" style:font-weight-complex="normal"/>
    </style:style>
    <style:style style:name="P3" style:family="paragraph" style:parent-style-name="Standard">
      <style:text-properties style:font-name="Times New Roman" fo:font-size="14pt" fo:language="uk" fo:country="UA" fo:font-style="italic" fo:font-weight="normal" officeooo:rsid="0001fa83" officeooo:paragraph-rsid="0001fa83" style:font-size-asian="14pt" style:font-style-asian="italic" style:font-weight-asian="normal" style:font-size-complex="14pt" style:font-style-complex="italic" style:font-weight-complex="normal"/>
    </style:style>
    <style:style style:name="P4" style:family="paragraph" style:parent-style-name="Standard">
      <style:text-properties style:font-name="Times New Roman" fo:font-size="14pt" fo:language="uk" fo:country="UA" fo:font-style="normal" fo:font-weight="normal" officeooo:rsid="0001d5a0" officeooo:paragraph-rsid="0001d5a0" style:font-size-asian="14pt" style:font-style-asian="normal" style:font-weight-asian="normal" style:font-size-complex="14pt" style:font-style-complex="normal" style:font-weight-complex="normal"/>
    </style:style>
    <style:style style:name="P5" style:family="paragraph" style:parent-style-name="Standard">
      <style:text-properties style:font-name="Times New Roman" fo:font-size="14pt" fo:language="uk" fo:country="UA" fo:font-style="normal" fo:font-weight="normal" officeooo:rsid="0001fa83" officeooo:paragraph-rsid="0001fa83"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uk" fo:country="UA" fo:font-style="normal" style:text-underline-style="solid" style:text-underline-width="auto" style:text-underline-color="font-color" fo:font-weight="normal" officeooo:rsid="0001d5a0" officeooo:paragraph-rsid="0001d5a0" style:font-size-asian="14pt" style:font-style-asian="normal" style:font-weight-asian="normal" style:font-size-complex="14pt" style:font-style-complex="normal" style:font-weight-complex="normal"/>
    </style:style>
    <style:style style:name="P7" style:family="paragraph" style:parent-style-name="Standard">
      <style:text-properties style:font-name="Times New Roman" fo:font-size="14pt" fo:language="uk" fo:country="UA" fo:font-style="normal" fo:font-weight="bold" officeooo:rsid="0001d5a0" officeooo:paragraph-rsid="0001d5a0"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uk" fo:country="UA" fo:font-style="normal" fo:font-weight="bold" officeooo:rsid="0001fa83" officeooo:paragraph-rsid="0001fa83" style:font-size-asian="14pt" style:font-style-asian="normal" style:font-weight-asian="bold" style:font-size-complex="14pt" style:font-style-complex="normal" style:font-weight-complex="bold"/>
    </style:style>
    <style:style style:name="P9" style:family="paragraph" style:parent-style-name="Standard">
      <style:text-properties style:font-name="Times New Roman" fo:font-size="22pt" fo:language="uk" fo:country="UA" fo:font-weight="bold" officeooo:rsid="0001d5a0" officeooo:paragraph-rsid="0001d5a0" style:font-size-asian="22pt" style:font-weight-asian="bold" style:font-size-complex="22pt" style:font-weight-complex="bold"/>
    </style:style>
    <style:style style:name="T1" style:family="text">
      <style:text-properties fo:language="en" fo:country="US"/>
    </style:style>
    <style:style style:name="T2" style:family="text">
      <style:text-properties fo:font-variant="normal" fo:text-transform="none" fo:color="#3c4043" style:font-name="Roboto" fo:font-size="8.39999961853027pt" fo:letter-spacing="normal"/>
    </style:style>
    <style:style style:name="T3" style:family="text">
      <style:text-properties fo:font-variant="normal" fo:text-transform="none" fo:color="#3c4043" fo:font-size="8.39999961853027pt" fo:letter-spacing="normal"/>
    </style:style>
    <style:style style:name="T4" style:family="text">
      <style:text-properties fo:font-variant="normal" fo:text-transform="none" fo:color="#3c4043" fo:letter-spacing="normal"/>
    </style:style>
    <style:style style:name="T5" style:family="text">
      <style:text-properties fo:font-variant="normal" fo:text-transform="none" fo:color="#272c37" style:font-name="Roboto1" fo:font-size="14.3999996185303pt" fo:letter-spacing="normal" fo:font-weight="bold"/>
    </style:style>
    <style:style style:name="T6" style:family="text">
      <style:text-properties fo:font-variant="normal" fo:text-transform="none" fo:color="#4d4d4d" style:font-name="apple-system" fo:font-size="10.8000001907349pt" fo:letter-spacing="normal" fo:font-style="normal"/>
    </style:style>
    <style:style style:name="T7" style:family="text">
      <style:text-properties fo:font-variant="normal" fo:text-transform="none" fo:color="#091e42" style:font-name="Nimbus" fo:font-size="10.1999998092651pt" fo:letter-spacing="-0.0083in" fo:font-style="normal" fo:background-color="#ffffff" loext:char-shading-value="0" loext:padding="0in" loext:border="none"/>
    </style:style>
    <style:style style:name="T8" style:family="text">
      <style:text-properties fo:language="ru" fo:country="RU"/>
    </style:style>
    <style:style style:name="T9" style:family="text">
      <style:text-properties officeooo:rsid="0001fa83"/>
    </style:style>
    <text:list-style style:name="L1">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Жолудєв Ростислав <text:s text:c="2"/><text:span text:style-name="T1">| <text:s text:c="2"/></text:span>КСМ-03А</text:p>
      <text:p text:style-name="P9"/>
      <text:p text:style-name="P1"/>
      <text:p text:style-name="P2"><text:span text:style-name="T4">1. Опишіть для чого використовують git, які основні дії та команди в ньому виконують.</text:span></text:p>
      <text:p text:style-name="P2"/>
      <text:p text:style-name="P4">Git — це інструмент DevOps, який використовується для керування вихідним кодом. Це безкоштовна система керування версіями з відкритим вихідним кодом, яка використовується для ефективної обробки малих і дуже великих проектів. Git використовується для відстеження змін у вихідному коді, що дозволяє кільком розробникам працювати разом над нелінійною розробкою.</text:p>
      <text:p text:style-name="P4"/>
      <text:p text:style-name="P4"><text:span text:style-name="T1">1)</text:span>Кожен розробник має повну копію коду на своїх локальних системах.</text:p>
      <text:p text:style-name="P4"><text:span text:style-name="T1">2)</text:span>Будь-які зміни, внесені у вихідний код, можуть відстежувати інші.</text:p>
      <text:p text:style-name="P4"><text:span text:style-name="T1">3)</text:span>Між розробниками є регулярне спілкування.</text:p>
      <text:p text:style-name="P4"/>
      <text:p text:style-name="P6">Основні команди <text:span text:style-name="T8">:</text:span></text:p>
      <text:p text:style-name="P6"><text:span text:style-name="T8"/></text:p>
      <text:p text:style-name="P7"><text:span text:style-name="T9">1) </text:span>git init</text:p>
      <text:p text:style-name="P4">Команда git init використовується для створення порожнього репозиторію Git.</text:p>
      <text:p text:style-name="P4">Після використання команди git init у каталозі створюється папка .git із деякими підкаталогами. Після ініціалізації сховища починається процес створення інших файлів.</text:p>
      <text:p text:style-name="P4"/>
      <text:p text:style-name="P8">2) git add</text:p>
      <text:p text:style-name="P5">Команда «Додати» використовується після перевірки стану файлів, щоб додати ці файли до робочої області.</text:p>
      <text:p text:style-name="P5">Перед виконанням команди commit використовується «git add» для додавання нових або змінених файлів.</text:p>
      <text:p text:style-name="P5"/>
      <text:p text:style-name="P8">3) git commit</text:p>
      <text:p text:style-name="P5">Команда commit забезпечує збереження змін у локальному сховищі.</text:p>
      <text:p text:style-name="P5">Команда «git commit –m &lt;message&gt;» дозволяє описати всіх і допомогти їм зрозуміти, що сталося.</text:p>
      <text:p text:style-name="P5"/>
      <text:p text:style-name="P5">Та ін.</text:p>
      <text:p text:style-name="P5"/>
      <text:p text:style-name="P5"/>
      <text:p text:style-name="P3"><text:span text:style-name="T4"/></text:p>
      <text:p text:style-name="P3"><text:span text:style-name="T4"/></text:p>
      <text:p text:style-name="P3"><text:span text:style-name="T4"/></text:p>
      <text:p text:style-name="P3"><text:soft-page-break/><text:span text:style-name="T4">2. Що таке "комміт", як він дозволяє відслідковувати зміни у файлах?</text:span></text:p>
      <text:p text:style-name="P3"/>
      <text:p text:style-name="P5">Комміти – основні конструктивні елементи тимчасової шкали проекту Git. Їх можна розглядати як знімки стану або контрольні точки на часовій шкалі проекту Git. Коміти створюються за допомогою команди git commit, яка робить знімок стану проекту на поточний момент часу. Коміти знімків стану Git завжди виконуються у локальний репозиторій.</text:p>
      <text:p text:style-name="P5">Замість того, щоб вносити зміни та виконувати комміти безпосередньо до центрального репозиторію, розробники Git можуть накопичувати комміти у своєму локальному репозиторії.</text:p>
      <text:p text:style-name="P5">Git записує в кожному коміті весь вміст кожного файл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imbus" svg:font-family="Nimbus, Monaco, monospace"/>
    <style:font-face style:name="Roboto" svg:font-family="Roboto, Arial, sans-serif"/>
    <style:font-face style:name="Roboto1" svg:font-family="Roboto, sans-serif"/>
    <style:font-face style:name="apple-system" svg:font-family="apple-system, BlinkMacSystemFont, 'Segoe UI', Roboto, Oxygen, Ubuntu, 'Fira Sans', 'Droid Sans', 'Helvetica Neue',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2-09-13T16:28:06.985000000</dc:date>
    <meta:editing-duration>PT9M14S</meta:editing-duration>
    <meta:editing-cycles>1</meta:editing-cycles>
    <meta:document-statistic meta:table-count="0" meta:image-count="0" meta:object-count="0" meta:page-count="2" meta:paragraph-count="21" meta:word-count="269" meta:character-count="1936" meta:non-whitespace-character-count="1682"/>
  </office:meta>
</office:document-meta>
</file>